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19e0"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480e19"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f8954" officeooo:paragraph-rsid="002f8954"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e0620" officeooo:paragraph-rsid="003e0620"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be9f4" officeooo:paragraph-rsid="004be9f4"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480e19"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style:text-blinking="false" fo:background-color="transparent"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80808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color="#000000" style:font-name="Liberation Serif"/>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style:font-name="Liberation Serif"/>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419e0"/>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480e19"/>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officeooo:paragraph-rsid="00480e19" style:font-size-asian="12pt" style:font-size-complex="12pt"/>
    </style:style>
    <style:style style:name="P26" style:family="paragraph" style:parent-style-name="Text_20_body">
      <style:paragraph-properties fo:margin-top="0cm" fo:margin-bottom="0cm" loext:contextual-spacing="false" fo:line-height="138%" style:writing-mode="lr-tb"/>
    </style:style>
    <style:style style:name="P27" style:family="paragraph" style:parent-style-name="Text_20_body">
      <style:paragraph-properties fo:margin-top="0cm" fo:margin-bottom="0cm" loext:contextual-spacing="false" fo:line-height="138%" fo:text-align="justify" style:justify-single-word="false" style:writing-mode="lr-tb"/>
    </style:style>
    <style:style style:name="P2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cm" fo:margin-bottom="0cm" loext:contextual-spacing="false" fo:line-height="138%" fo:text-align="center"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1" style:family="paragraph" style:parent-style-name="Text_20_body">
      <style:text-properties fo:color="#666666" style:font-name="Liberation Serif" fo:font-style="italic" officeooo:rsid="003750da" officeooo:paragraph-rsid="003750da" style:font-style-asian="italic" style:font-style-complex="italic"/>
    </style:style>
    <style:style style:name="P32" style:family="paragraph" style:parent-style-name="Text_20_body">
      <style:text-properties fo:color="#666666" style:font-name="Liberation Serif" fo:font-style="italic" officeooo:rsid="003750da" officeooo:paragraph-rsid="003af763" style:font-style-asian="italic" style:font-style-complex="italic"/>
    </style:style>
    <style:style style:name="P33" style:family="paragraph" style:parent-style-name="Text_20_body">
      <style:paragraph-properties fo:text-align="center" style:justify-single-word="false"/>
      <style:text-properties fo:color="#666666" style:font-name="Liberation Serif" fo:font-style="italic" officeooo:rsid="00528e4b" officeooo:paragraph-rsid="00528e4b" style:font-style-asian="italic" style:font-style-complex="italic"/>
    </style:style>
    <style:style style:name="P34" style:family="paragraph" style:parent-style-name="Text_20_body">
      <style:text-properties style:font-name="Liberation Serif" fo:font-size="12pt" style:font-size-asian="12pt" style:font-size-complex="12pt"/>
    </style:style>
    <style:style style:name="P35" style:family="paragraph" style:parent-style-name="Text_20_body">
      <style:paragraph-properties fo:text-align="justify" style:justify-single-word="false"/>
      <style:text-properties style:font-name="Liberation Serif" fo:font-size="12pt"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37" style:family="paragraph" style:parent-style-name="Text_20_body">
      <style:paragraph-properties fo:text-align="justify" style:justify-single-word="false"/>
      <style:text-properties style:font-name="Liberation Serif" fo:font-size="12pt" officeooo:paragraph-rsid="00480e19" style:font-size-asian="12pt" style:font-size-complex="12pt"/>
    </style:style>
    <style:style style:name="P38"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39" style:family="paragraph" style:parent-style-name="Text_20_body">
      <style:paragraph-properties fo:text-align="center" style:justify-single-word="false"/>
      <style:text-properties style:font-name="Liberation Serif" fo:font-size="12pt" officeooo:paragraph-rsid="00480e19" style:font-size-asian="12pt" style:font-size-complex="12pt"/>
    </style:style>
    <style:style style:name="P40" style:family="paragraph" style:parent-style-name="Text_20_body">
      <style:paragraph-properties fo:text-align="justify" style:justify-single-word="false"/>
      <style:text-properties style:font-name="Liberation Serif" officeooo:rsid="003433e8" officeooo:paragraph-rsid="003433e8"/>
    </style:style>
    <style:style style:name="P41" style:family="paragraph" style:parent-style-name="Text_20_body">
      <style:paragraph-properties fo:text-align="justify" style:justify-single-word="false"/>
      <style:text-properties fo:color="#808080" style:font-name="Liberation Serif" fo:font-size="12pt" fo:font-style="italic" officeooo:rsid="001faada" officeooo:paragraph-rsid="001faada" style:font-size-asian="12pt" style:font-style-asian="italic" style:font-size-complex="12pt" style:font-style-complex="italic"/>
    </style:style>
    <style:style style:name="P42" style:family="paragraph" style:parent-style-name="Text_20_body">
      <style:text-properties fo:color="#000000" style:font-name="Liberation Serif" fo:font-style="normal" officeooo:rsid="0042d133" officeooo:paragraph-rsid="0042d133" style:font-style-asian="normal" style:font-style-complex="normal"/>
    </style:style>
    <style:style style:name="P43" style:family="paragraph" style:parent-style-name="Text_20_body">
      <style:text-properties fo:color="#000000" style:font-name="Liberation Serif" fo:font-style="normal" officeooo:rsid="00445d31" officeooo:paragraph-rsid="00445d31" style:font-style-asian="normal" style:font-style-complex="normal"/>
    </style:style>
    <style:style style:name="P44" style:family="paragraph" style:parent-style-name="Text_20_body">
      <style:text-properties fo:color="#000000" style:font-name="Liberation Serif" fo:font-style="normal" officeooo:rsid="005153ed" officeooo:paragraph-rsid="005153ed" style:font-style-asian="normal" style:font-style-complex="normal"/>
    </style:style>
    <style:style style:name="P45" style:family="paragraph" style:parent-style-name="Text_20_body">
      <style:paragraph-properties fo:text-align="justify" style:justify-single-word="false"/>
      <style:text-properties fo:color="#000000" style:font-name="Liberation Serif" fo:font-size="12pt" fo:font-style="normal"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officeooo:paragraph-rsid="003a86af"/>
    </style:style>
    <style:style style:name="P47" style:family="paragraph" style:parent-style-name="Text_20_body">
      <style:text-properties officeooo:paragraph-rsid="00457074"/>
    </style:style>
    <style:style style:name="P48" style:family="paragraph" style:parent-style-name="Text_20_body">
      <style:paragraph-properties fo:margin-top="0cm" fo:margin-bottom="0.046cm" loext:contextual-spacing="false" fo:text-align="justify" style:justify-single-word="false"/>
      <style:text-properties style:font-name="Liberation Serif" officeooo:rsid="003a86af" officeooo:paragraph-rsid="003af763"/>
    </style:style>
    <style:style style:name="P49" style:family="paragraph" style:parent-style-name="Text_20_body">
      <style:paragraph-properties fo:margin-top="0cm" fo:margin-bottom="0.046cm" loext:contextual-spacing="false" fo:text-align="justify" style:justify-single-word="false"/>
      <style:text-properties style:font-name="Liberation Serif" fo:font-style="italic" officeooo:rsid="003750da" officeooo:paragraph-rsid="003af763" style:font-style-asian="italic" style:font-style-complex="italic"/>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Heading_20_1">
      <style:text-properties style:font-name="Liberation Serif"/>
    </style:style>
    <style:style style:name="P54" style:family="paragraph" style:parent-style-name="Heading_20_1">
      <style:text-properties style:font-name="Liberation Serif" officeooo:rsid="00327084" officeooo:paragraph-rsid="00327084"/>
    </style:style>
    <style:style style:name="P55" style:family="paragraph" style:parent-style-name="Heading_20_1">
      <style:paragraph-properties fo:text-align="justify" style:justify-single-word="false"/>
      <style:text-properties style:font-name="Liberation Serif" officeooo:rsid="003750da" officeooo:paragraph-rsid="003750da"/>
    </style:style>
    <style:style style:name="P56" style:family="paragraph" style:parent-style-name="Heading_20_1">
      <style:text-properties officeooo:paragraph-rsid="00480e19"/>
    </style:style>
    <style:style style:name="P57" style:family="paragraph" style:parent-style-name="Heading_20_1">
      <style:text-properties officeooo:paragraph-rsid="00589273"/>
    </style:style>
    <style:style style:name="P58" style:family="paragraph" style:parent-style-name="Heading_20_2">
      <style:text-properties style:font-name="Liberation Serif"/>
    </style:style>
    <style:style style:name="P59" style:family="paragraph" style:parent-style-name="Heading_20_3">
      <style:text-properties style:font-name="Liberation Serif"/>
    </style:style>
    <style:style style:name="P60" style:family="paragraph" style:parent-style-name="Heading_20_3">
      <style:text-properties style:font-name="Liberation Serif" fo:font-weight="normal" style:font-weight-asian="normal" style:font-weight-complex="normal"/>
    </style:style>
    <style:style style:name="P61" style:family="paragraph" style:parent-style-name="Text_20_body">
      <style:paragraph-properties fo:text-align="justify" style:justify-single-word="false"/>
      <style:text-properties style:font-name="Liberation Serif" fo:font-style="normal" officeooo:rsid="00393768" officeooo:paragraph-rsid="003a86af" style:font-style-asian="normal" style:font-style-complex="normal"/>
    </style:style>
    <style:style style:name="P62" style:family="paragraph" style:parent-style-name="Text_20_body">
      <style:text-properties fo:color="#666666" style:font-name="Liberation Serif" fo:font-style="italic" officeooo:rsid="003750da" officeooo:paragraph-rsid="003750da" style:font-style-asian="italic" style:font-style-complex="italic"/>
    </style:style>
    <style:style style:name="P63" style:family="paragraph" style:parent-style-name="Text_20_body">
      <style:text-properties fo:color="#000000" style:font-name="Liberation Serif" fo:font-style="normal" officeooo:rsid="00589273" officeooo:paragraph-rsid="00589273" style:font-style-asian="normal" style:font-style-complex="normal"/>
    </style:style>
    <style:style style:name="P64" style:family="paragraph" style:parent-style-name="Text_20_body" style:list-style-name="L3">
      <style:text-properties fo:color="#000000" style:font-name="Liberation Serif" fo:font-style="normal" officeooo:rsid="00589273" officeooo:paragraph-rsid="00589273" style:font-style-asian="normal" style:font-style-complex="normal"/>
    </style:style>
    <style:style style:name="P65" style:family="paragraph" style:parent-style-name="Text_20_body" style:list-style-name="L3">
      <style:text-properties fo:color="#000000" style:font-name="Liberation Serif" fo:font-style="normal" officeooo:rsid="005ac7a8" officeooo:paragraph-rsid="005ac7a8" style:font-style-asian="normal" style:font-style-complex="normal"/>
    </style:style>
    <style:style style:name="P6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433e8" officeooo:paragraph-rsid="00480e19" style:text-blinking="false" fo:background-color="transparent" style:font-size-asian="12pt" style:font-size-complex="12pt"/>
    </style:style>
    <style:style style:name="P69"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7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italic" style:text-underline-style="none" fo:font-weight="normal" officeooo:rsid="004be9f4" officeooo:paragraph-rsid="004be9f4" style:text-blinking="false" fo:background-color="transparent" style:font-size-asian="12pt" style:font-style-asian="italic" style:font-size-complex="12pt" style:font-style-complex="italic"/>
    </style:style>
    <style:style style:name="P71" style:family="paragraph" style:parent-style-name="Text_20_body">
      <style:paragraph-properties fo:margin-top="0cm" fo:margin-bottom="0cm" loext: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fo:font-weight="normal" officeooo:rsid="00237b8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419e0"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8cd7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92bf2"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480e1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5cf37c"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15" style:family="text">
      <style:text-properties fo:font-variant="normal" fo:text-transform="none" style:text-line-through-style="none" style:text-line-through-type="none" fo:font-size="12pt" fo:font-style="normal" style:text-underline-style="none" fo:font-weight="normal" officeooo:rsid="002dc692" style:text-blinking="false" fo:background-color="transparent" loext:char-shading-value="0" style:font-size-asian="12pt" style:font-size-complex="12pt"/>
    </style:style>
    <style:style style:name="T16" style:family="text">
      <style:text-properties fo:font-variant="normal" fo:text-transform="none" style:text-line-through-style="none" style:text-line-through-type="none" fo:font-size="12pt" fo:font-style="normal" style:text-underline-style="none" fo:font-weight="normal" officeooo:rsid="003c323f" style:text-blinking="false" fo:background-color="transparent" loext:char-shading-value="0" style:font-size-asian="12pt" style:font-size-complex="12pt"/>
    </style:style>
    <style:style style:name="T17" style:family="text">
      <style:text-properties fo:color="#000000" style:font-name="Liberation Serif"/>
    </style:style>
    <style:style style:name="T18" style:family="text">
      <style:text-properties fo:color="#000000" style:font-name="Liberation Serif" officeooo:rsid="003af763"/>
    </style:style>
    <style:style style:name="T19" style:family="text">
      <style:text-properties fo:color="#000000" style:font-name="Liberation Serif" fo:font-style="normal" officeooo:rsid="0055e280" style:font-style-asian="normal" style:font-style-complex="normal"/>
    </style:style>
    <style:style style:name="T20" style:family="text">
      <style:text-properties fo:color="#000000" style:font-name="Liberation Serif" fo:font-style="normal" officeooo:rsid="00457074" style:font-style-asian="normal" style:font-style-complex="normal"/>
    </style:style>
    <style:style style:name="T21" style:family="text">
      <style:text-properties fo:color="#000000" style:font-name="Liberation Serif" fo:font-style="normal" officeooo:rsid="0042d133" style:font-style-asian="normal" style:font-style-complex="normal"/>
    </style:style>
    <style:style style:name="T22" style:family="text">
      <style:text-properties fo:color="#000000" style:font-name="Liberation Serif" fo:font-style="normal" officeooo:rsid="00561e40" style:font-style-asian="normal" style:font-style-complex="normal"/>
    </style:style>
    <style:style style:name="T23" style:family="text">
      <style:text-properties fo:color="#000000" style:font-name="Liberation Serif" fo:font-style="italic" officeooo:rsid="0042d133" style:font-style-asian="italic" style:font-style-complex="italic"/>
    </style:style>
    <style:style style:name="T24" style:family="text">
      <style:text-properties fo:font-style="normal" fo:font-weight="normal"/>
    </style:style>
    <style:style style:name="T25" style:family="text">
      <style:text-properties fo:font-style="normal" fo:font-weight="normal" officeooo:rsid="002bff9f"/>
    </style:style>
    <style:style style:name="T26" style:family="text">
      <style:text-properties fo:font-style="normal" fo:font-weight="normal" officeooo:rsid="002caa2f"/>
    </style:style>
    <style:style style:name="T27" style:family="text">
      <style:text-properties fo:font-style="normal" fo:font-weight="normal" officeooo:rsid="003fdc8d"/>
    </style:style>
    <style:style style:name="T28" style:family="text">
      <style:text-properties fo:font-style="normal" fo:font-weight="normal" officeooo:rsid="003433e8"/>
    </style:style>
    <style:style style:name="T29" style:family="text">
      <style:text-properties fo:font-style="italic" fo:font-weight="normal" officeooo:rsid="002419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457074" style:font-style-asian="italic" style:font-style-complex="italic"/>
    </style:style>
    <style:style style:name="T32" style:family="text">
      <style:text-properties officeooo:rsid="0021cbf2"/>
    </style:style>
    <style:style style:name="T33" style:family="text">
      <style:text-properties officeooo:rsid="00237b88"/>
    </style:style>
    <style:style style:name="T34" style:family="text">
      <style:text-properties officeooo:rsid="002bff9f"/>
    </style:style>
    <style:style style:name="T35" style:family="text">
      <style:text-properties fo:font-weight="normal"/>
    </style:style>
    <style:style style:name="T36" style:family="text">
      <style:text-properties fo:font-weight="normal" officeooo:rsid="002bff9f" style:font-weight-asian="normal" style:font-weight-complex="normal"/>
    </style:style>
    <style:style style:name="T37" style:family="text">
      <style:text-properties fo:font-weight="normal" officeooo:rsid="003433e8"/>
    </style:style>
    <style:style style:name="T38" style:family="text">
      <style:text-properties fo:font-size="18.2000007629395pt" fo:font-weight="bold" officeooo:rsid="002bff9f" style:font-name-asian="Noto Sans CJK SC" style:font-size-asian="18.2000007629395pt" style:font-weight-asian="bold" style:font-name-complex="Lohit Devanagari" style:font-size-complex="18.2000007629395pt" style:font-weight-complex="bold"/>
    </style:style>
    <style:style style:name="T39" style:family="text">
      <style:text-properties fo:color="#666666" fo:font-style="italic" officeooo:rsid="003750da" style:font-style-asian="italic" style:font-style-complex="italic"/>
    </style:style>
    <style:style style:name="T40" style:family="text">
      <style:text-properties officeooo:rsid="003c323f"/>
    </style:style>
    <style:style style:name="T41" style:family="text">
      <style:text-properties officeooo:rsid="003fdc8d"/>
    </style:style>
    <style:style style:name="T42" style:family="text">
      <style:text-properties officeooo:rsid="00457074"/>
    </style:style>
    <style:style style:name="T43" style:family="text">
      <style:text-properties style:font-name="Liberation Serif" officeooo:rsid="003433e8"/>
    </style:style>
    <style:style style:name="T44" style:family="text">
      <style:text-properties style:font-name="Liberation Serif" officeooo:rsid="00359bc6"/>
    </style:style>
    <style:style style:name="T45" style:family="text">
      <style:text-properties style:font-name="Liberation Serif" officeooo:rsid="00480e19"/>
    </style:style>
    <style:style style:name="T46" style:family="text">
      <style:text-properties style:font-name="Liberation Serif" officeooo:rsid="003750da"/>
    </style:style>
    <style:style style:name="T47" style:family="text">
      <style:text-properties style:font-name="Liberation Serif" fo:font-style="italic" officeooo:rsid="003750da" style:font-style-asian="italic" style:font-style-complex="italic"/>
    </style:style>
    <style:style style:name="T48" style:family="text">
      <style:text-properties style:font-name="Liberation Serif" fo:font-style="normal" officeooo:rsid="003750da" style:font-style-asian="normal" style:font-style-complex="normal"/>
    </style:style>
    <style:style style:name="T49" style:family="text">
      <style:text-properties style:font-name="Liberation Serif" fo:font-style="normal" officeooo:rsid="00393768" style:font-style-asian="normal" style:font-style-complex="normal"/>
    </style:style>
    <style:style style:name="T50" style:family="text">
      <style:text-properties style:font-name="Liberation Serif" fo:font-style="normal" officeooo:rsid="00412c8e" style:font-style-asian="normal" style:font-style-complex="normal"/>
    </style:style>
    <style:style style:name="T51" style:family="text">
      <style:text-properties style:font-name="Liberation Serif" officeooo:rsid="0049eacc"/>
    </style:style>
    <style:style style:name="T52" style:family="text">
      <style:text-properties style:font-name="Liberation Serif" fo:font-size="12pt" fo:font-weight="normal" officeooo:rsid="00480e19" style:font-size-asian="10.5pt" style:font-weight-asian="normal" style:font-size-complex="12pt" style:font-weight-complex="normal"/>
    </style:style>
    <style:style style:name="T53" style:family="text">
      <style:text-properties style:font-name="Liberation Serif" fo:font-size="12pt" fo:font-weight="normal" officeooo:rsid="005566ea" style:font-name-asian="Noto Sans CJK SC" style:font-size-asian="10.5pt" style:font-weight-asian="normal" style:font-name-complex="Lohit Devanagari" style:font-size-complex="12pt" style:font-weight-complex="normal"/>
    </style:style>
    <style:style style:name="T54" style:family="text">
      <style:text-properties officeooo:rsid="003433e8"/>
    </style:style>
    <style:style style:name="T55" style:family="text">
      <style:text-properties officeooo:rsid="004c0076"/>
    </style:style>
    <style:style style:name="T56" style:family="text">
      <style:text-properties officeooo:rsid="004deee5"/>
    </style:style>
    <style:style style:name="T57" style:family="text">
      <style:text-properties officeooo:rsid="004f9733"/>
    </style:style>
    <style:style style:name="T58" style:family="text">
      <style:text-properties officeooo:rsid="005153ed"/>
    </style:style>
    <style:style style:name="T59" style:family="text">
      <style:text-properties officeooo:rsid="0055e280"/>
    </style:style>
    <style:style style:name="T60" style:family="text">
      <style:text-properties officeooo:rsid="005a46d7"/>
    </style:style>
    <style:style style:name="T61" style:family="text">
      <style:text-properties officeooo:rsid="005cf37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docs-internal-guid-8ca8c5b1-7fff-ca67-0db7-b7d4f53795cb"/><text:span text:style-name="T7">Nadège DEMANEE <text:tab/><text:tab/><text:tab/><text:tab/><text:tab/><text:tab/><text:tab/><text:tab/><text:tab/><text:tab/></text:span><text:span text:style-name="T8">JUIN</text:span><text:span text:style-name="T7"> 2020</text:span></text:p>
      <text:p text:style-name="P2">Romane GALLIENNE</text:p>
      <text:p text:style-name="P2">Cindy PEREIRA</text:p>
      <text:p text:style-name="P34"><text:line-break/><text:line-break/><text:line-break/><text:line-break/><text:line-break/><text:line-break/><text:line-break/><text:line-break/><text:line-break/><text:line-break/><text:line-break/></text:p>
      <text:p text:style-name="P3"><text:span text:style-name="T40">P</text:span>ROJET TAL</text:p>
      <text:p text:style-name="P3">L3_LI</text:p>
      <text:p text:style-name="P3">DETECTION AUTOMATIQUE DE LA LANGUE D’UN TEXTE</text:p>
      <text:p text:style-name="P34"><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Université Paris VII-Denis Diderot</text:p>
      <text:p text:style-name="P11"><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0"><text:a xlink:type="simple" xlink:href="#__RefHeading___Toc607_1631871180" text:style-name="Index_20_Link" text:visited-style-name="Index_20_Link">I - Notions fondamentales<text:tab/>3</text:a></text:p>
          <text:p text:style-name="P51"><text:a xlink:type="simple" xlink:href="#__RefHeading___Toc609_1631871180" text:style-name="Index_20_Link" text:visited-style-name="Index_20_Link">1. Pourquoi la recherche en reconnaissance de langue naturelle est encore nécessaire ?<text:tab/>4</text:a></text:p>
          <text:p text:style-name="P52"><text:a xlink:type="simple" xlink:href="#__RefHeading___Toc611_1631871180" text:style-name="Index_20_Link" text:visited-style-name="Index_20_Link">    </text:a><text:a xlink:type="simple" xlink:href="#__RefHeading___Toc611_1631871180" text:style-name="Index_20_Link" text:visited-style-name="Index_20_Link">a/ La recherche en reconnaissance automatique des langues naturelles</text:a><text:a xlink:type="simple" xlink:href="#__RefHeading___Toc611_1631871180" text:style-name="Index_20_Link" text:visited-style-name="Index_20_Link"><text:tab/>4</text:a></text:p>
          <text:p text:style-name="P52"><text:a xlink:type="simple" xlink:href="#__RefHeading___Toc613_1631871180" text:style-name="Index_20_Link" text:visited-style-name="Index_20_Link">    </text:a><text:a xlink:type="simple" xlink:href="#__RefHeading___Toc613_1631871180" text:style-name="Index_20_Link" text:visited-style-name="Index_20_Link">b/ les problèmes subsistants</text:a><text:a xlink:type="simple" xlink:href="#__RefHeading___Toc613_1631871180" text:style-name="Index_20_Link" text:visited-style-name="Index_20_Link"><text:tab/>4</text:a></text:p>
          <text:p text:style-name="P51"><text:a xlink:type="simple" xlink:href="#__RefHeading___Toc615_1631871180" text:style-name="Index_20_Link" text:visited-style-name="Index_20_Link">2) La méthode<text:tab/>6</text:a></text:p>
          <text:p text:style-name="P52"><text:a xlink:type="simple" xlink:href="#__RefHeading___Toc617_1631871180" text:style-name="Index_20_Link" text:visited-style-name="Index_20_Link">    </text:a><text:a xlink:type="simple" xlink:href="#__RefHeading___Toc617_1631871180" text:style-name="Index_20_Link" text:visited-style-name="Index_20_Link">a/ </text:a><text:a xlink:type="simple" xlink:href="#__RefHeading___Toc617_1631871180" text:style-name="Index_20_Link" text:visited-style-name="Index_20_Link">O</text:a><text:a xlink:type="simple" xlink:href="#__RefHeading___Toc617_1631871180" text:style-name="Index_20_Link" text:visited-style-name="Index_20_Link">bjectifs</text:a><text:a xlink:type="simple" xlink:href="#__RefHeading___Toc617_1631871180" text:style-name="Index_20_Link" text:visited-style-name="Index_20_Link"><text:tab/>6</text:a></text:p>
          <text:p text:style-name="P52"><text:a xlink:type="simple" xlink:href="#__RefHeading___Toc619_1631871180" text:style-name="Index_20_Link" text:visited-style-name="Index_20_Link">    b</text:a><text:a xlink:type="simple" xlink:href="#__RefHeading___Toc619_1631871180" text:style-name="Index_20_Link" text:visited-style-name="Index_20_Link">/  Programme Statistique : La méthode N-gramme</text:a><text:a xlink:type="simple" xlink:href="#__RefHeading___Toc619_1631871180" text:style-name="Index_20_Link" text:visited-style-name="Index_20_Link"><text:tab/>6</text:a></text:p>
          <text:p text:style-name="P52"><text:a xlink:type="simple" xlink:href="#__RefHeading___Toc621_1631871180" text:style-name="Index_20_Link" text:visited-style-name="Index_20_Link">d/ Programme de reconnaissance de la langue d’un texte : Similarité vectorielle<text:tab/>7</text:a></text:p>
          <text:p text:style-name="P50"><text:a xlink:type="simple" xlink:href="#__RefHeading___Toc623_1631871180" text:style-name="Index_20_Link" text:visited-style-name="Index_20_Link">L’évaluation du programme sera discutée dans la deuxième partie du rapport.<text:tab/>8</text:a></text:p>
          <text:p text:style-name="P50"><text:a xlink:type="simple" xlink:href="#__RefHeading___Toc625_1631871180" text:style-name="Index_20_Link" text:visited-style-name="Index_20_Link">II – Expérience et résultats<text:tab/>8</text:a></text:p>
          <text:p text:style-name="P50"><text:a xlink:type="simple" xlink:href="#__RefHeading___Toc627_1631871180" text:style-name="Index_20_Link" text:visited-style-name="Index_20_Link">III – Partie informatique<text:tab/>9</text:a></text:p>
          <text:p text:style-name="P50"><text:a xlink:type="simple" xlink:href="#__RefHeading___Toc629_1631871180" text:style-name="Index_20_Link" text:visited-style-name="Index_20_Link">IV - « manuel utilisateur »<text:tab/>9</text:a></text:p>
        </text:index-body>
      </text:table-of-content>
      <text:p text:style-name="P12"/>
      <text:p text:style-name="P28">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p>
      <text:h text:style-name="P53" text:outline-level="1"><text:bookmark-start text:name="__RefHeading___Toc607_1631871180"/>I - Notions fondamentales<text:bookmark-end text:name="__RefHeading___Toc607_1631871180"/></text:h>
      <text:p text:style-name="P35"/>
      <text:p text:style-name="P14">    <text:span text:style-name="T24">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35"/>
      <text:p text:style-name="P14">    <text:span text:style-name="T24">Il est important de noter que dans ce domaine, nous faisons la différence entre langues naturelles et langages.</text:span></text:p>
      <text:p text:style-name="P14">    <text:span text:style-name="T24">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35"/>
      <text:p text:style-name="P14">    <text:span text:style-name="T24">Du fait de l’objet de notre projet, nous nous concentrerons ici spécifiquement sur la reconnaissance de langues naturelles dans les textes. Par conséquent, nous ne traiterons ni de la langue des signes, ni de l’oralité des langues naturelles.</text:span></text:p>
      <text:p text:style-name="P35"/>
      <text:p text:style-name="P35"/>
      <text:p text:style-name="P35"/>
      <text:p text:style-name="P35"/>
      <text:p text:style-name="P35"/>
      <text:h text:style-name="P58" text:outline-level="2"><text:bookmark-start text:name="__RefHeading___Toc609_1631871180"/><text:soft-page-break/><text:span text:style-name="T34">1. </text:span>Pourquoi la recherche en reconnaissance de langue naturelle est encore nécessaire ?<text:bookmark-end text:name="__RefHeading___Toc609_1631871180"/></text:h>
      <text:p text:style-name="P35"/>
      <text:h text:style-name="P59" text:outline-level="3"><text:bookmark-start text:name="__RefHeading___Toc611_1631871180"/>    <text:span text:style-name="T24">a/ La recherche en reconnaissance automatique des langues naturelles</text:span><text:bookmark-end text:name="__RefHeading___Toc611_1631871180"/></text:h>
      <text:p text:style-name="P35"/>
      <text:p text:style-name="P14">    <text:span text:style-name="T24">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35"/>
      <text:p text:style-name="P14">    <text:span text:style-name="T24">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35"/>
      <text:p text:style-name="P14">    <text:span text:style-name="T24">Comme nous le mentionnions plus haut, il est illusoire de penser qu’il n’est pas nécessaire de continuer les recherches.</text:span></text:p>
      <text:p text:style-name="P35"/>
      <text:p text:style-name="P14">    <text:span text:style-name="T24">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35"/>
      <text:h text:style-name="P59" text:outline-level="3"><text:bookmark-start text:name="__RefHeading___Toc613_1631871180"/>    <text:span text:style-name="T24">b/ les problèmes subsistants</text:span><text:bookmark-end text:name="__RefHeading___Toc613_1631871180"/></text:h>
      <text:p text:style-name="P35"/>
      <text:p text:style-name="P14">    <text:span text:style-name="T24">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35"/>
      <text:p text:style-name="P14">    <text:span text:style-name="T24">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4">    <text:span text:style-name="T24">Or d’un point de vue général, les spécificités de la catégorisation en reconnaissance de langue ne simplifie pas (toujours) la tâche des chercheurs et des programmeurs.</text:span></text:p>
      <text:p text:style-name="P14"><text:soft-page-break/></text:p>
      <text:p text:style-name="P27"><text:span text:style-name="T10">    </text:span><text:span text:style-name="T7">Ainsi, pour catégoriser un texte, il est d’usage de s’appuyer sur les statistiques de fréquence de </text:span><text:span text:style-name="T9">caractères</text:span><text:span text:style-name="T7">, ce qui n’est pas suffisant en reconnaissance des langues. Le problème ici est d’avoir une définition commune de mot. D’une langue à l’autre, celle-ci varie : un espace ne peut, dans toutes les langues, être vu comme une frontière de mot. Par conséquent pour l’identifier et segmenter ainsi correctement un corpus, il faut connaître la langue.</text:span></text:p>
      <text:p text:style-name="P4"/>
      <text:p text:style-name="P14">    <text:span text:style-name="T24">Etant donné que nous nous concentrons pour notre projet sur les langues européennes, cette difficulté devrait nous être épargnée.</text:span></text:p>
      <text:p text:style-name="P4">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p>
      <text:p text:style-name="P35"/>
      <text:p text:style-name="P14">    <text:span text:style-name="T24">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35"/>
      <text:p text:style-name="P14">    <text:span text:style-name="T24">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35"/>
      <text:p text:style-name="P14">    <text:span text:style-name="T24">Nous nous attacherons pour ce projet à élaborer un programme de reconnaissance des langues naturelles suivantes : français, anglais, allemand, espagnol et portugais. En fonction de nos avancées, nous envisageons d’ajouter d’autres langues.</text:span></text:p>
      <text:p text:style-name="P35"/>
      <text:p text:style-name="P35"/>
      <text:p text:style-name="P35"/>
      <text:h text:style-name="P58" text:outline-level="2"><text:bookmark-start text:name="__RefHeading___Toc615_1631871180"/><text:soft-page-break/><text:span text:style-name="T38">2) </text:span>La méthode<text:bookmark-end text:name="__RefHeading___Toc615_1631871180"/></text:h>
      <text:p text:style-name="P35"/>
      <text:h text:style-name="P59" text:outline-level="3"><text:bookmark-start text:name="__RefHeading___Toc617_1631871180"/>    <text:span text:style-name="T24">a/ </text:span><text:span text:style-name="T25">O</text:span><text:span text:style-name="T24">bjectifs</text:span><text:bookmark-end text:name="__RefHeading___Toc617_1631871180"/></text:h>
      <text:p text:style-name="P35"/>
      <text:p text:style-name="P14">    <text:span text:style-name="T24">Notre programme va répondre à deux objectifs. Il devra pouvoir agir sur une demande :</text:span></text:p>
      <text:list xml:id="list3868025144" text:style-name="L1">
        <text:list-item>
          <text:p text:style-name="P66">de manière interactive : l’utilisateur entre du texte et le programme lit en temps réel les lettres entrées et essaye de détecter la langue dès le début de la saisie. </text:p>
        </text:list-item>
        <text:list-item>
          <text:p text:style-name="P66">en offline : l’utilisateur entre l’intégralité d’un texte et lance le programme pour que ce dernier puisse détecter la langue du texte donné.</text:p>
        </text:list-item>
      </text:list>
      <text:p text:style-name="P4"/>
      <text:p text:style-name="P27"><text:span text:style-name="T10">    </text:span><text:span text:style-name="T7">Le code </text:span><text:span text:style-name="T8">est</text:span><text:span text:style-name="T7"> écrit en Python.</text:span></text:p>
      <text:p text:style-name="P41"/>
      <text:p text:style-name="P14">    <text:span text:style-name="T24">Nous constituerons notre corpus à partir d’articles du site Wikipedia. En effet, les derniers sont libres de droit et ont l’avantage considérable d’être traduits dans de nombreuses langues différentes.</text:span></text:p>
      <text:p text:style-name="P35"/>
      <text:h text:style-name="P59" text:outline-level="3"><text:bookmark-start text:name="__RefHeading___Toc619_1631871180"/>    <text:span text:style-name="T36">b</text:span><text:span text:style-name="T24">/  Programme Statistique : La méthode N-gramme</text:span><text:bookmark-end text:name="__RefHeading___Toc619_1631871180"/></text:h>
      <text:p text:style-name="P35"/>
      <text:p text:style-name="P14">    <text:span text:style-name="T24">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4"/>
      <text:p text:style-name="P14">    <text:span text:style-name="T24">Pour l’implémentation du programme, nous transformerons le texte en vecteur de N-gramme</text:span></text:p>
      <text:p text:style-name="P14">    <text:span text:style-name="T24">La méthode N-gramme permet de modéliser la distribution de mots dans une langue ou un texte et de mesurer la probabilité d’observer cette séquence de mots dans cette même langue.</text:span></text:p>
      <text:p text:style-name="P4"/>
      <text:p text:style-name="P14">    <text:span text:style-name="T24">Dans le cadre de ce projet, nous nous intéresserons plus particulièrement à la distribution des lettres. Il s’agit, dans le cas d’une méthode bigramme, d’associer les caractères deux à deux (caractère i + caractère </text:span><text:span text:style-name="T26">i</text:span><text:span text:style-name="T24">-1), ce qui nous permet de calculer la probabilité que ces deux caractères se suivent dans une langue.</text:span></text:p>
      <text:p text:style-name="P14"><text:soft-page-break/>    <text:span text:style-name="T24">Ainsi, pour la phrase “Le chat dort”, si nous segmentons la phrase deux caractères par deux caractères en utilisant la méthode N-gramme, nous obtiendrions la séquence de chaînes de caractères suivante:</text:span></text:p>
      <text:p text:style-name="P35"/>
      <text:p text:style-name="P16">“<text:span text:style-name="T24">Le”, “e-”, “-c”, “ch”, “ha”, “at”, “t-”, “-d”, “do”, “or”, “rt”.</text:span></text:p>
      <text:p text:style-name="P30"/>
      <text:h text:style-name="P60" text:outline-level="3"><text:bookmark-start text:name="__RefHeading___Toc621_1631871180"/>d/ Programme de reconnaissance de la langue d’un texte : Similarité vectorielle<text:bookmark-end text:name="__RefHeading___Toc621_1631871180"/></text:h>
      <text:p text:style-name="P38"/>
      <text:p text:style-name="P36"><text:span text:style-name="T33">Pour chaque corpus, n</text:span><text:span text:style-name="T32">ous ajoutons </text:span><text:span text:style-name="T33">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22"><text:span text:style-name="T1">Une fois le </text:span><text:span text:style-name="T2">dictionnaire de la phrase complété,</text:span><text:span text:style-name="T1"> nous le comparons par similarité vectorielle aux autres </text:span><text:span text:style-name="T2">dictionnaires</text:span><text:span text:style-name="T1"> (c</text:span><text:span text:style-name="T2">omplét</text:span><text:span text:style-name="T1">és de la même manière) du corpus de langues (un </text:span><text:span text:style-name="T2">dictionnaire</text:span><text:span text:style-name="T1"> par langue). La similarité la plus élevée sera celle qui lie le </text:span><text:span text:style-name="T3">dictionnaire</text:span><text:span text:style-name="T1"> de la phrase entrée avec celui du texte de référence de la langue cible.</text:span></text:p>
      <text:p text:style-name="P4"/>
      <text:p text:style-name="P7">On peut calculer la similarité entre deux textes par deux méthodes : en calculant la distance euclidienne, ou en calculant la similarité par cosinus.</text:p>
      <text:p text:style-name="P7"/>
      <text:p text:style-name="P7">On calcule la distance euclidienne entre les deux dictionnaires en calculant la norme de la différence des deux dictionnaires, soit la formule pour deux dictionnaires x et y :</text:p>
      <text:p text:style-name="P7"/>
      <text:p text:style-name="P8"><draw:frame draw:style-name="fr1" draw:name="Objet2" text:anchor-type="as-char" svg:y="-0.386cm" svg:width="3.584cm" svg:height="0.508cm" draw:z-index="0"><draw:object xlink:href="./Object 2" xlink:type="simple" xlink:show="embed" xlink:actuate="onLoad"/><draw:image xlink:href="./ObjectReplacements/Object 2" xlink:type="simple" xlink:show="embed" xlink:actuate="onLoad"/></draw:frame></text:p>
      <text:p text:style-name="P8"/>
      <text:p text:style-name="P10">Ainsi, plus la distance entre les deux dictionnaires est faible, plus la similarité est importante.</text:p>
      <text:p text:style-name="P4"/>
      <text:p text:style-name="P21"><text:span text:style-name="T13">La similarité </text:span><text:span text:style-name="T16">par cosinus </text:span><text:span text:style-name="T13">est le rapport entre le produit scalaire des deux </text:span><text:span text:style-name="T14">dictionnaires</text:span><text:span text:style-name="T13"> et leurs normes respectives, soit la formule </text:span><text:span text:style-name="T15">pour deux dictionnaires x et y </text:span><text:span text:style-name="T13">:</text:span></text:p>
      <text:p text:style-name="P5"/>
      <text:p text:style-name="P17"><text:span text:style-name="T29"><draw:frame draw:style-name="fr1" draw:name="Objet3" text:anchor-type="as-char" svg:y="-0.619cm" svg:width="2.531cm" svg:height="1.018cm" draw:z-index="1"><draw:object xlink:href="./Object 3" xlink:type="simple" xlink:show="embed" xlink:actuate="onLoad"/><draw:image xlink:href="./ObjectReplacements/Object 3" xlink:type="simple" xlink:show="embed" xlink:actuate="onLoad"/></draw:frame></text:span><text:span text:style-name="T24"><text:tab/></text:span></text:p>
      <text:p text:style-name="P5"/>
      <text:p text:style-name="P23"><text:soft-page-break/><text:span text:style-name="T1">Le cosinus calculé doit être compris entre -1 et 1. Plus le résultat se rapproche de -1, moins les </text:span><text:span text:style-name="T4">textes</text:span><text:span text:style-name="T1"> sont similaires et plus il se rapproche de 1, plus ils sont similaires. Si le cosinus est proche de 0, cela signifie que les deux vecteurs sont orthogonaux : les textes n’ont aucun mot en commun.</text:span></text:p>
      <text:p text:style-name="P5"/>
      <text:p text:style-name="P9">Nous discuterons plus loin <text:span text:style-name="T41">de </text:span>la différence de résultats entre ces deux méthodes.</text:p>
      <text:p text:style-name="P19"/>
      <text:p text:style-name="P4">Notons, qu’appliquer la similarité vectorielle a deux contraintes fortes :</text:p>
      <text:list xml:id="list2407770910" text:style-name="L2">
        <text:list-item>
          <text:p text:style-name="P67"><text:span text:style-name="T41">I</text:span>l est nécessaire d’avoir un texte brut dans le cas d’importation de fichier ;</text:p>
        </text:list-item>
        <text:list-item>
          <text:p text:style-name="P69"><text:span text:style-name="T27">P</text:span><text:span text:style-name="T24">lus le vecteur est grand, plus le coût est important .</text:span></text:p>
        </text:list-item>
      </text:list>
      <text:h text:style-name="P56" text:outline-level="1"><text:bookmark-start text:name="__RefHeading___Toc623_1631871180"/><text:span text:style-name="T52">L’évaluation du programme </text:span><text:span text:style-name="T53">est</text:span><text:span text:style-name="T52"> discutée dans la deuxième partie du rapport.</text:span><text:bookmark-end text:name="__RefHeading___Toc623_1631871180"/></text:h>
      <text:h text:style-name="P54" text:outline-level="1"><text:bookmark-start text:name="__RefHeading___Toc625_1631871180"/>II – Expérience et résultats<text:bookmark-end text:name="__RefHeading___Toc625_1631871180"/></text:h>
      <text:p text:style-name="P48"><text:span text:style-name="T39">décrivez ici les données utilisées (corpus lexiques etc...), les différentes expériences réalisées, la méthode d'</text:span><text:span text:style-name="Strong_20_Emphasis"><text:span text:style-name="T39">évaluation</text:span></text:span><text:span text:style-name="T39"> de votre système, et les résultats de cette évaluation. </text:span></text:p>
      <text:p text:style-name="P49"/>
      <text:p text:style-name="P46"><text:span text:style-name="T43">Pour construire notre corpus, nous avons décidé </text:span><text:span text:style-name="T44">d’extraire des pages Wikipedia : ainsi pour le </text:span><text:span text:style-name="T45">corpus de référence</text:span><text:span text:style-name="T44"> nous avons extrait des pages entières de pays. </text:span><text:span text:style-name="T51">Pour chaque langue, le corpus comporte</text:span><text:span text:style-name="T44"> le même nombre de caractères. </text:span><text:span text:style-name="T51">P</text:span><text:span text:style-name="T46">our le corpus test, nous avons téléchargé la partie </text:span><text:span text:style-name="T47">résumé</text:span><text:span text:style-name="T48"> de plusieurs auteurs français (Arthur Rimbaud, Charles Baudelaire, Emile Zola, Gustave Flaubert, Honoré de Balzac, Jean Racine, Paul Verlaine, Pierre Corneille et Victor Hugo) : ces textes sont de longueurs différentes, ce qui nous a permis de tester différents paramètres </text:span><text:span text:style-name="T49">(notamment la taille des textes, </text:span><text:span text:style-name="T50">la </text:span><text:span text:style-name="T49">méthode de calcul </text:span><text:span text:style-name="T50">ou le paramètre N du N-gramme</text:span><text:span text:style-name="T49">).</text:span></text:p>
      <text:p text:style-name="P61"/>
      <text:p text:style-name="P25"><text:span text:style-name="T12">    </text:span><text:span text:style-name="T11">Tout programme mis au point doit faire l’objet d’une évaluation afin d’en connaître la qualité. L’approche la plus commune d’évaluation est d’avoir le même nombre de documents pour chaque langue (dont on connait la langue) et de les soumettre au programme puis de regarder la proportion de documents correctement étiquetés par le programme.</text:span></text:p>
      <text:p text:style-name="P6"/>
      <text:p text:style-name="P24"><text:span text:style-name="T5">Pour cela, nous allons calculer l</text:span><text:span text:style-name="T1">a précision ou valeur prédictive positive </text:span><text:span text:style-name="T6">grâce à la formule suivante :</text:span></text:p>
      <text:p text:style-name="P37"/>
      <text:p text:style-name="P39"><draw:frame draw:style-name="fr1" draw:name="Objet1" text:anchor-type="as-char" svg:y="-0.66cm" svg:width="12.374cm" svg:height="1.078cm" draw:z-index="2"><draw:object xlink:href="./Object 1" xlink:type="simple" xlink:show="embed" xlink:actuate="onLoad"/><draw:image xlink:href="./ObjectReplacements/Object 1" xlink:type="simple" xlink:show="embed" xlink:actuate="onLoad"/><svg:desc>formule</svg:desc></draw:frame></text:p>
      <text:p text:style-name="P37"/>
      <text:p text:style-name="P15">    <text:span text:style-name="T24">Ainsi, sur le nombre de documents soumis au programme, nous regarderons ceux qui ont été correctement étiquetés pour le français par exemple (i correspondant à la langue traitée) par rapport à </text:span><text:soft-page-break/><text:span text:style-name="T24">ceux qui ont été étiquetés en français alors qu’ils sont rédigés dans une autre langue. </text:span><text:span text:style-name="T28">La division du premier par le second nous donnera un chiffre qui, s’il est élevé, nous indiquera que notre programme a une bonne précision. Un résultat de 1 indique une précision parfaite.</text:span></text:p>
      <text:p text:style-name="P68"/>
      <text:p text:style-name="P13"><text:span text:style-name="T54">Pour faciliter l’évaluation </text:span>de notre programme, nous avons décidé de classer les textes selon un indice dans une liste : Les indices 0 à 9 correspondent aux textes allemands, les indices 9 à 17 correspondent aux textes anglais, 18 à 26 aux textes espagnols, 27 à <text:span text:style-name="T55">35 les textes français et 36 à 44 les textes portugais. </text:span><text:span text:style-name="T56">Si l’indice du texte correspond à l’indice </text:span><text:span text:style-name="T57">[…], alors [...]</text:span></text:p>
      <text:p text:style-name="P68"/>
      <text:p text:style-name="P20"><text:span text:style-name="T37">I</text:span><text:span text:style-name="T35">nsérer des résultats de notre programme</text:span></text:p>
      <text:p text:style-name="P70"/>
      <text:p text:style-name="P13"/>
      <text:p text:style-name="P40"/>
      <text:h text:style-name="P55" text:outline-level="1"><text:bookmark-start text:name="__RefHeading___Toc627_1631871180"/>III – Partie informatique<text:bookmark-end text:name="__RefHeading___Toc627_1631871180"/></text:h>
      <text:p text:style-name="P31">décrit très succinctement l'organisation générale du code, éventuellement des choix d'implémentation, des éventuels problèmes rencontrés et de leur solution, etc.</text:p>
      <text:p text:style-name="P42">Notre programme se compose de 5 fichiers : <text:span text:style-name="T31">Évaluation</text:span>, <text:span text:style-name="T30">Fonctions</text:span>, <text:span text:style-name="T30">Graphes</text:span>, <text:span text:style-name="T30">Tests</text:span> et <text:span text:style-name="T30">VectorisationCorpusTest</text:span>.</text:p>
      <text:p text:style-name="P44">Le fichier <text:span text:style-name="T30">Evaluation</text:span> contient le programme permettant l’évaluation du programme.</text:p>
      <text:p text:style-name="P43">Dans le fichier <text:span text:style-name="T30">Fonctions</text:span>, <text:span text:style-name="T42">il y a les différentes fonctions permettant de nettoyer le texte, séparer le texte en N-grammes, créer le dictionnaire de fréquence de N-grammes et calculer les deux méthodes de similarités.</text:span></text:p>
      <text:p text:style-name="P43"><text:span text:style-name="T58">L</text:span>e fichier <text:span text:style-name="T30">Graphes </text:span><text:span text:style-name="T58">permet de générer des graphiques permettant d’évaluer les différents paramètres. </text:span></text:p>
      <text:p text:style-name="P43">Dans le <text:span text:style-name="T42">fichier </text:span><text:span text:style-name="T31">Tests</text:span><text:span text:style-name="T42">, </text:span><text:span text:style-name="T59">nous calculons la similarité de cosinus et la distance euclidienne pour un texte</text:span></text:p>
      <text:p text:style-name="P47"><text:span text:style-name="T19">L</text:span><text:span text:style-name="T20">e fichier </text:span><text:span text:style-name="T23">VectorisationCorpusTest</text:span><text:span text:style-name="T21"> </text:span><text:span text:style-name="T19">permet de </text:span><text:span text:style-name="T22">créer et stocker les dictionnaires de chaque langue du corpus de référence</text:span></text:p>
      <text:p text:style-name="P31"/>
      <text:p text:style-name="P63">Difficultés. Choix d’implémentation à justifier :</text:p>
      <text:list xml:id="list2286667682" text:style-name="L3">
        <text:list-item>
          <text:p text:style-name="P64">Import dans les différents modules</text:p>
        </text:list-item>
        <text:list-item>
          <text:p text:style-name="P64">implémentation de l’évaluation du programme selon le critère des tailles de textes (Dictionnaire ? Liste ?)</text:p>
        </text:list-item>
        <text:list-item>
          <text:p text:style-name="P64">Deux fonctions de récupérations de texte (Fonctions.py et VectorisationCorpusTest.py) pour des questions de gestion de typage</text:p>
        </text:list-item>
        <text:list-item>
          <text:p text:style-name="P65"><text:soft-page-break/>Automatisation du N, dictionnaires créés pour les bigrammes, trigrammes et 4-grammes mais possibilité de faire des dictionnaires de N-gramme choisi.</text:p>
        </text:list-item>
      </text:list>
      <text:h text:style-name="P57" text:outline-level="1"><text:bookmark-start text:name="__RefHeading___Toc629_1631871180"/><text:span text:style-name="Strong_20_Emphasis"><text:span text:style-name="T18">IV - </text:span></text:span><text:span text:style-name="Strong_20_Emphasis"><text:span text:style-name="T17">« manuel utilisateur »</text:span></text:span><text:bookmark-end text:name="__RefHeading___Toc629_1631871180"/></text:h>
      <text:p text:style-name="P32">les indications pratiques (ligne de commande) pour exécuter le programme. Le mieux est de programmer une aide en ligne, puis de copier-coller l'aide en ligne dans votre rapport.</text:p>
      <text:p text:style-name="P33">Insérer le ReadMe</text:p>
      <text:p text:style-name="P45"/>
      <text:p text:style-name="P18"/>
      <text:p text:style-name="P29">Bibliographie</text:p>
      <text:p text:style-name="P35"/>
      <text:p text:style-name="P4">- Jauhiainen T., Lui M., Zampieri, M. Baldwin T., Lindén K (2019) : Automatic Language Identification in Texts : A Survey publié en 2019 dans Journal of Artificial Intelligence Research 65, 675-782</text:p>
      <text:p text:style-name="P4">- Vincent Claveau. Vectorisation, Okapi et calcul de similarité pour le TAL : pour oublier enfin leTF-IDF. TALN - Traitement Automatique des Langues Naturelles, Jun 2012, Grenoble, France. Hal-00760158,</text:p>
      <text:p text:style-name="P4">- https://fr.wikipedia.org/wiki/Pr%C3%A9cision_et_rappel</text:p>
      <text:p text:style-name="P4">- https://deepai.org/machine-learning-glossary-and-terms/f-score</text:p>
      <text:p text:style-name="P4">- https://fr.wikipedia.org/wiki/Mod%C3%A8le_vectoriel</text:p>
      <text:p text:style-name="P4">- https://deepai.org/machine-learning-glossary-and-terms/f-sco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4:15:40.233471345</meta:creation-date>
    <dc:date>2020-06-19T10:31:10.765538172</dc:date>
    <meta:editing-duration>PT4H49M51S</meta:editing-duration>
    <meta:editing-cycles>27</meta:editing-cycles>
    <meta:generator>LibreOffice/6.4.3.2$Linux_X86_64 LibreOffice_project/40$Build-2</meta:generator>
    <meta:document-statistic meta:table-count="0" meta:image-count="0" meta:object-count="3" meta:page-count="11" meta:paragraph-count="105" meta:word-count="2344" meta:character-count="15397" meta:non-whitespace-character-count="12967"/>
  </office:meta>
</office:document-meta>
</file>

<file path=Object 1/content.xml><?xml version="1.0" encoding="utf-8"?>
<math xmlns="http://www.w3.org/1998/Math/MathML" display="block">
  <semantics>
    <mrow>
      <msub>
        <mi mathvariant="italic">Précisions</mi>
        <mrow>
          <mo fence="true" stretchy="false">(</mo>
          <mrow>
            <mi>i</mi>
          </mrow>
          <mo fence="true" stretchy="false">)</mo>
        </mrow>
      </msub>
      <mo stretchy="false">=</mo>
      <mfrac>
        <mrow>
          <mi mathvariant="italic">nombre</mi>
          <mi mathvariant="italic">de</mi>
          <mi mathvariant="italic">documents</mi>
          <mi mathvariant="italic">correctement</mi>
          <mi mathvariant="italic">attribués</mi>
          <mi>à</mi>
          <mi mathvariant="italic">la</mi>
          <mi mathvariant="italic">classe</mi>
          <mrow>
            <mo fence="true" stretchy="false">(</mo>
            <mrow>
              <mi>i</mi>
            </mrow>
            <mo fence="true" stretchy="false">)</mo>
          </mrow>
        </mrow>
        <mrow>
          <mi mathvariant="italic">nombre</mi>
          <mi mathvariant="italic">de</mi>
          <mi mathvariant="italic">documents</mi>
          <mi mathvariant="italic">attribués</mi>
          <mi>à</mi>
          <mi mathvariant="italic">la</mi>
          <mi mathvariant="italic">classe</mi>
          <mrow>
            <mo fence="true" stretchy="false">(</mo>
            <mrow>
              <mi>i</mi>
            </mrow>
            <mo fence="true" stretchy="false">)</mo>
          </mrow>
        </mrow>
      </mfrac>
    </mrow>
    <annotation encoding="StarMath 5.0">Précisions_{(i)}  = {nombre de documents correctement attribués à la classe (i)} over {nombre de documents attribués à la classe (i)}  </annotation>
  </semantics>
</math>
</file>

<file path=Object 2/content.xml><?xml version="1.0" encoding="utf-8"?>
<math xmlns="http://www.w3.org/1998/Math/MathML" display="block">
  <semantics>
    <mrow>
      <mi mathvariant="italic">Dist</mi>
      <mrow>
        <mrow>
          <mo fence="true" stretchy="false">(</mo>
          <mrow>
            <mrow>
              <mi>x</mi>
              <mi>,</mi>
              <mi>y</mi>
            </mrow>
          </mrow>
          <mo fence="true" stretchy="false">)</mo>
        </mrow>
        <mo stretchy="false">=</mo>
        <mrow>
          <mo fence="true" stretchy="false">‖</mo>
          <mrow>
            <mrow>
              <mi>x</mi>
              <mo stretchy="false">−</mo>
              <mi>y</mi>
            </mrow>
          </mrow>
          <mo fence="true" stretchy="false">‖</mo>
        </mrow>
      </mrow>
    </mrow>
    <annotation encoding="StarMath 5.0">Dist( x,y ) = ldline x - y rdline </annotation>
  </semantics>
</math>
</file>

<file path=Object 3/content.xml><?xml version="1.0" encoding="utf-8"?>
<math xmlns="http://www.w3.org/1998/Math/MathML" display="block">
  <semantics>
    <mrow>
      <mi>cos</mi>
      <mo stretchy="false">=</mo>
      <mfrac>
        <mrow>
          <mi>x</mi>
          <mo stretchy="false">⋅</mo>
          <mi>y</mi>
        </mrow>
        <mrow>
          <mrow>
            <mo fence="true" stretchy="false">‖</mo>
            <mrow>
              <mi>x</mi>
            </mrow>
            <mo fence="true" stretchy="false">‖</mo>
          </mrow>
          <mo stretchy="false">⋅</mo>
          <mrow>
            <mo fence="true" stretchy="false">‖</mo>
            <mrow>
              <mi>y</mi>
            </mrow>
            <mo fence="true" stretchy="false">‖</mo>
          </mrow>
        </mrow>
      </mfrac>
    </mrow>
    <annotation encoding="StarMath 5.0">cos = { x cdot y } over { ldline x rdline  cdot ldline y rdline  } </annotation>
  </semantics>
</math>
</file>